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891cm" fo:margin-left="1.228cm" table:align="left"/>
    </style:style>
    <style:style style:name="Tabela1.A" style:family="table-column">
      <style:table-column-properties style:column-width="6.906cm"/>
    </style:style>
    <style:style style:name="Tabela1.B" style:family="table-column">
      <style:table-column-properties style:column-width="6.985cm"/>
    </style:style>
    <style:style style:name="Tabela1.A1" style:family="table-cell">
      <style:table-cell-properties style:vertical-align="middle" fo:padding="0cm" fo:border="none"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17cm"/>
    </style:style>
    <style:style style:name="Tabela2.B" style:family="table-column">
      <style:table-column-properties style:column-width="4.022cm"/>
    </style:style>
    <style:style style:name="Tabela2.C" style:family="table-column">
      <style:table-column-properties style:column-width="3.916cm"/>
    </style:style>
    <style:style style:name="Tabela2.D" style:family="table-column">
      <style:table-column-properties style:column-width="2.09cm"/>
    </style:style>
    <style:style style:name="Tabela2.E" style:family="table-column">
      <style:table-column-properties style:column-width="4.815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C2" style:family="table-cell">
      <style:table-cell-properties fo:padding="0.097cm" fo:border-left="0.05pt solid #000000" fo:border-right="0.05pt solid #000000" fo:border-top="none" fo:border-bottom="none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B" style:family="table-column">
      <style:table-column-properties style:column-width="2.833cm" style:rel-column-width="1092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2112" officeooo:paragraph-rsid="001e2112"/>
    </style:style>
    <style:style style:name="P2" style:family="paragraph" style:parent-style-name="Text_20_body">
      <style:text-properties officeooo:rsid="001e2112" officeooo:paragraph-rsid="001f0981"/>
    </style:style>
    <style:style style:name="P3" style:family="paragraph" style:parent-style-name="Text_20_body">
      <style:text-properties officeooo:rsid="001f0981" officeooo:paragraph-rsid="001f0981"/>
    </style:style>
    <style:style style:name="P4" style:family="paragraph" style:parent-style-name="Text_20_body">
      <style:text-properties officeooo:rsid="0020efd7" officeooo:paragraph-rsid="0020efd7"/>
    </style:style>
    <style:style style:name="P5" style:family="paragraph" style:parent-style-name="Text_20_body">
      <style:text-properties officeooo:rsid="00221dce" officeooo:paragraph-rsid="00221dce"/>
    </style:style>
    <style:style style:name="P6" style:family="paragraph" style:parent-style-name="Text_20_body">
      <style:text-properties officeooo:rsid="00258ac1" officeooo:paragraph-rsid="00258ac1"/>
    </style:style>
    <style:style style:name="P7" style:family="paragraph" style:parent-style-name="Text_20_body">
      <style:text-properties officeooo:rsid="0023f9c1" officeooo:paragraph-rsid="0023f9c1"/>
    </style:style>
    <style:style style:name="P8" style:family="paragraph" style:parent-style-name="Text_20_body">
      <style:text-properties officeooo:rsid="002bbe2e" officeooo:paragraph-rsid="002bbe2e"/>
    </style:style>
    <style:style style:name="P9" style:family="paragraph" style:parent-style-name="Text_20_body">
      <style:paragraph-properties fo:text-align="center" style:justify-single-word="false"/>
      <style:text-properties officeooo:rsid="002be364" officeooo:paragraph-rsid="002d11e3"/>
    </style:style>
    <style:style style:name="P10" style:family="paragraph" style:parent-style-name="Text_20_body">
      <style:text-properties officeooo:rsid="002d11e3" officeooo:paragraph-rsid="002d11e3"/>
    </style:style>
    <style:style style:name="P11" style:family="paragraph" style:parent-style-name="Text_20_body">
      <style:paragraph-properties fo:text-align="center" style:justify-single-word="false"/>
      <style:text-properties officeooo:rsid="002d11e3" officeooo:paragraph-rsid="002d11e3"/>
    </style:style>
    <style:style style:name="P12" style:family="paragraph" style:parent-style-name="Text_20_body">
      <style:paragraph-properties fo:text-align="center" style:justify-single-word="false"/>
      <style:text-properties fo:font-weight="bold" officeooo:paragraph-rsid="002d11e3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2be364" officeooo:paragraph-rsid="002d11e3" style:font-weight-asian="bold" style:font-weight-complex="bold"/>
    </style:style>
    <style:style style:name="P14" style:family="paragraph" style:parent-style-name="Text_20_body">
      <style:text-properties officeooo:rsid="002e5934" officeooo:paragraph-rsid="002e5934"/>
    </style:style>
    <style:style style:name="P15" style:family="paragraph" style:parent-style-name="Text_20_body">
      <style:text-properties officeooo:rsid="002e5934" officeooo:paragraph-rsid="00309a98"/>
    </style:style>
    <style:style style:name="P16" style:family="paragraph" style:parent-style-name="Text_20_body">
      <style:text-properties officeooo:rsid="002e5934" officeooo:paragraph-rsid="0031f99a"/>
    </style:style>
    <style:style style:name="P17" style:family="paragraph" style:parent-style-name="Text_20_body">
      <style:text-properties officeooo:rsid="00335566" officeooo:paragraph-rsid="00335566"/>
    </style:style>
    <style:style style:name="P18" style:family="paragraph" style:parent-style-name="Text_20_body">
      <style:text-properties officeooo:rsid="0034a153" officeooo:paragraph-rsid="0034a153"/>
    </style:style>
    <style:style style:name="P19" style:family="paragraph" style:parent-style-name="Text_20_body">
      <style:text-properties officeooo:rsid="00359cbc" officeooo:paragraph-rsid="00359cbc"/>
    </style:style>
    <style:style style:name="P20" style:family="paragraph" style:parent-style-name="Text_20_body">
      <style:text-properties officeooo:rsid="0039b0c2" officeooo:paragraph-rsid="0039b0c2"/>
    </style:style>
    <style:style style:name="P21" style:family="paragraph" style:parent-style-name="Text_20_body">
      <style:text-properties officeooo:rsid="003b24f5" officeooo:paragraph-rsid="003b24f5"/>
    </style:style>
    <style:style style:name="P22" style:family="paragraph" style:parent-style-name="Text_20_body">
      <style:text-properties officeooo:rsid="003de694" officeooo:paragraph-rsid="003de694"/>
    </style:style>
    <style:style style:name="P23" style:family="paragraph" style:parent-style-name="Text_20_body">
      <style:text-properties officeooo:rsid="00427b92" officeooo:paragraph-rsid="00427b92"/>
    </style:style>
    <style:style style:name="P24" style:family="paragraph" style:parent-style-name="Text_20_body">
      <style:text-properties officeooo:rsid="0043f239" officeooo:paragraph-rsid="0043f239"/>
    </style:style>
    <style:style style:name="P25" style:family="paragraph" style:parent-style-name="Text_20_body">
      <style:text-properties officeooo:rsid="00474501" officeooo:paragraph-rsid="00474501"/>
    </style:style>
    <style:style style:name="P26" style:family="paragraph" style:parent-style-name="Text_20_body">
      <style:text-properties officeooo:rsid="0048a4f8" officeooo:paragraph-rsid="0048a4f8"/>
    </style:style>
    <style:style style:name="P27" style:family="paragraph" style:parent-style-name="Text_20_body">
      <style:text-properties officeooo:paragraph-rsid="004904b4"/>
    </style:style>
    <style:style style:name="P28" style:family="paragraph" style:parent-style-name="Text_20_body">
      <style:text-properties officeooo:rsid="004b4284" officeooo:paragraph-rsid="004b4284"/>
    </style:style>
    <style:style style:name="P29" style:family="paragraph" style:parent-style-name="Text_20_body">
      <style:text-properties officeooo:rsid="004b4284" officeooo:paragraph-rsid="004bcd25"/>
    </style:style>
    <style:style style:name="P30" style:family="paragraph" style:parent-style-name="Text_20_body">
      <style:text-properties officeooo:rsid="004fe5d7" officeooo:paragraph-rsid="004fe5d7"/>
    </style:style>
    <style:style style:name="P31" style:family="paragraph" style:parent-style-name="Text_20_body">
      <style:paragraph-properties fo:text-align="center" style:justify-single-word="false"/>
      <style:text-properties officeooo:rsid="004fe5d7" officeooo:paragraph-rsid="004fe5d7"/>
    </style:style>
    <style:style style:name="P32" style:family="paragraph" style:parent-style-name="Text_20_body">
      <style:text-properties officeooo:rsid="0050e1fb" officeooo:paragraph-rsid="0050e1fb"/>
    </style:style>
    <style:style style:name="P33" style:family="paragraph" style:parent-style-name="Text_20_body">
      <style:text-properties officeooo:rsid="0053bd11" officeooo:paragraph-rsid="0053bd11"/>
    </style:style>
    <style:style style:name="P34" style:family="paragraph" style:parent-style-name="Text_20_body">
      <style:text-properties officeooo:rsid="0055ef25" officeooo:paragraph-rsid="0055ef25"/>
    </style:style>
    <style:style style:name="P35" style:family="paragraph" style:parent-style-name="Text_20_body">
      <style:text-properties officeooo:paragraph-rsid="0055ef25"/>
    </style:style>
    <style:style style:name="P36" style:family="paragraph" style:parent-style-name="Text_20_body">
      <style:text-properties officeooo:paragraph-rsid="003de694"/>
    </style:style>
    <style:style style:name="P37" style:family="paragraph" style:parent-style-name="Text_20_body">
      <style:text-properties officeooo:rsid="0057acf2" officeooo:paragraph-rsid="0057acf2"/>
    </style:style>
    <style:style style:name="P38" style:family="paragraph" style:parent-style-name="Text_20_body">
      <style:text-properties style:font-name="Liberation Sans" fo:font-size="12pt" officeooo:paragraph-rsid="0055ef25" style:font-size-asian="12pt" style:font-size-complex="12pt"/>
    </style:style>
    <style:style style:name="P39" style:family="paragraph" style:parent-style-name="Text_20_body">
      <style:text-properties fo:font-variant="normal" fo:text-transform="none" fo:color="#202124" style:font-name="Liberation Serif" fo:font-size="12pt" fo:letter-spacing="normal" fo:font-style="normal" fo:font-weight="normal" officeooo:rsid="0058798f" officeooo:paragraph-rsid="0055ef25" style:font-size-asian="12pt" style:font-size-complex="12pt"/>
    </style:style>
    <style:style style:name="P40" style:family="paragraph" style:parent-style-name="Text_20_body">
      <style:text-properties officeooo:rsid="00633b67" officeooo:paragraph-rsid="00633b67"/>
    </style:style>
    <style:style style:name="P41" style:family="paragraph" style:parent-style-name="Text_20_body">
      <style:text-properties officeooo:rsid="00648a0d" officeooo:paragraph-rsid="00648a0d"/>
    </style:style>
    <style:style style:name="P42" style:family="paragraph" style:parent-style-name="Text_20_body">
      <style:text-properties officeooo:rsid="00648a0d" officeooo:paragraph-rsid="00658a02"/>
    </style:style>
    <style:style style:name="P43" style:family="paragraph" style:parent-style-name="Text_20_body">
      <style:text-properties officeooo:rsid="00658a02" officeooo:paragraph-rsid="00658a02"/>
    </style:style>
    <style:style style:name="P44" style:family="paragraph" style:parent-style-name="Table_20_Contents">
      <style:paragraph-properties fo:text-align="center" style:justify-single-word="false"/>
      <style:text-properties officeooo:rsid="002d11e3" officeooo:paragraph-rsid="002d11e3"/>
    </style:style>
    <style:style style:name="P45" style:family="paragraph" style:parent-style-name="Table_20_Contents">
      <style:paragraph-properties fo:text-align="center" style:justify-single-word="false"/>
      <style:text-properties officeooo:rsid="004fe5d7" officeooo:paragraph-rsid="004fe5d7"/>
    </style:style>
    <style:style style:name="P46" style:family="paragraph" style:parent-style-name="Table_20_Contents">
      <style:paragraph-properties fo:text-align="center" style:justify-single-word="false"/>
      <style:text-properties officeooo:rsid="0050e1fb" officeooo:paragraph-rsid="0050e1fb"/>
    </style:style>
    <style:style style:name="P47" style:family="paragraph" style:parent-style-name="Table_20_Contents">
      <style:text-properties officeooo:rsid="0059007a" officeooo:paragraph-rsid="0059007a"/>
    </style:style>
    <style:style style:name="P48" style:family="paragraph" style:parent-style-name="Table_20_Contents">
      <style:text-properties officeooo:rsid="005ab8a9" officeooo:paragraph-rsid="005ab8a9"/>
    </style:style>
    <style:style style:name="P49" style:family="paragraph" style:parent-style-name="Standard">
      <style:text-properties officeooo:rsid="00359cbc" officeooo:paragraph-rsid="00359cbc"/>
    </style:style>
    <style:style style:name="P50" style:family="paragraph" style:parent-style-name="Standard">
      <style:text-properties fo:color="#000000" fo:font-size="10.5pt" officeooo:rsid="00359cbc" officeooo:paragraph-rsid="00359cbc" loext:padding="0cm" loext:border="none"/>
    </style:style>
    <style:style style:name="P51" style:family="paragraph" style:parent-style-name="Heading_20_1">
      <style:text-properties officeooo:rsid="00335566" officeooo:paragraph-rsid="00335566"/>
    </style:style>
    <style:style style:name="P52" style:family="paragraph" style:parent-style-name="Heading_20_2">
      <style:text-properties officeooo:paragraph-rsid="004904b4"/>
    </style:style>
    <style:style style:name="P53" style:family="paragraph" style:parent-style-name="Text_20_body">
      <style:text-properties officeooo:rsid="00648a0d" officeooo:paragraph-rsid="00648a0d"/>
    </style:style>
    <style:style style:name="P54" style:family="paragraph" style:parent-style-name="Text_20_body">
      <style:text-properties officeooo:rsid="00648a0d" officeooo:paragraph-rsid="0067e1f0"/>
    </style:style>
    <style:style style:name="P55" style:family="paragraph" style:parent-style-name="Text_20_body">
      <style:text-properties officeooo:rsid="0067e1f0" officeooo:paragraph-rsid="0067e1f0"/>
    </style:style>
    <style:style style:name="P56" style:family="paragraph" style:parent-style-name="Text_20_body">
      <style:text-properties officeooo:rsid="00686834" officeooo:paragraph-rsid="00686834"/>
    </style:style>
    <style:style style:name="P57" style:family="paragraph" style:parent-style-name="Text_20_body" style:list-style-name="L1">
      <style:paragraph-properties fo:margin-left="0cm" fo:margin-right="0.079cm" fo:margin-top="0cm" fo:margin-bottom="0.079cm" loext:contextual-spacing="false" fo:text-indent="0cm" style:auto-text-indent="false" fo:padding="0cm" fo:border="none"/>
    </style:style>
    <style:style style:name="T1" style:family="text">
      <style:text-properties officeooo:rsid="001f0981"/>
    </style:style>
    <style:style style:name="T2" style:family="text">
      <style:text-properties officeooo:rsid="00226915"/>
    </style:style>
    <style:style style:name="T3" style:family="text">
      <style:text-properties officeooo:rsid="0023da8f"/>
    </style:style>
    <style:style style:name="T4" style:family="text">
      <style:text-properties officeooo:rsid="0023f9c1"/>
    </style:style>
    <style:style style:name="T5" style:family="text">
      <style:text-properties officeooo:rsid="00264fed"/>
    </style:style>
    <style:style style:name="T6" style:family="text">
      <style:text-properties officeooo:rsid="00297968"/>
    </style:style>
    <style:style style:name="T7" style:family="text">
      <style:text-properties officeooo:rsid="002a0513"/>
    </style:style>
    <style:style style:name="T8" style:family="text">
      <style:text-properties officeooo:rsid="002bbe2e"/>
    </style:style>
    <style:style style:name="T9" style:family="text">
      <style:text-properties officeooo:rsid="002be364"/>
    </style:style>
    <style:style style:name="T10" style:family="text">
      <style:text-properties officeooo:rsid="002d11e3"/>
    </style:style>
    <style:style style:name="T11" style:family="text">
      <style:text-properties officeooo:rsid="002e5934"/>
    </style:style>
    <style:style style:name="T12" style:family="text">
      <style:text-properties officeooo:rsid="002ee468"/>
    </style:style>
    <style:style style:name="T13" style:family="text">
      <style:text-properties officeooo:rsid="00300101"/>
    </style:style>
    <style:style style:name="T14" style:family="text">
      <style:text-properties officeooo:rsid="00309a98"/>
    </style:style>
    <style:style style:name="T15" style:family="text">
      <style:text-properties officeooo:rsid="0031f99a"/>
    </style:style>
    <style:style style:name="T16" style:family="text">
      <style:text-properties officeooo:rsid="00335566"/>
    </style:style>
    <style:style style:name="T17" style:family="text">
      <style:text-properties officeooo:rsid="0034a153"/>
    </style:style>
    <style:style style:name="T18" style:family="text">
      <style:text-properties officeooo:rsid="00359cbc"/>
    </style:style>
    <style:style style:name="T19" style:family="text">
      <style:text-properties officeooo:rsid="00374ad3"/>
    </style:style>
    <style:style style:name="T20" style:family="text">
      <style:text-properties officeooo:rsid="00384899"/>
    </style:style>
    <style:style style:name="T21" style:family="text">
      <style:text-properties officeooo:rsid="003d2781"/>
    </style:style>
    <style:style style:name="T22" style:family="text">
      <style:text-properties officeooo:rsid="003de694"/>
    </style:style>
    <style:style style:name="T23" style:family="text">
      <style:text-properties officeooo:rsid="003e9072"/>
    </style:style>
    <style:style style:name="T24" style:family="text">
      <style:text-properties officeooo:rsid="00403dd2"/>
    </style:style>
    <style:style style:name="T25" style:family="text">
      <style:text-properties officeooo:rsid="0040d251"/>
    </style:style>
    <style:style style:name="T26" style:family="text">
      <style:text-properties officeooo:rsid="00427b92"/>
    </style:style>
    <style:style style:name="T27" style:family="text">
      <style:text-properties officeooo:rsid="0045e9a2"/>
    </style:style>
    <style:style style:name="T28" style:family="text">
      <style:text-properties officeooo:rsid="00474501"/>
    </style:style>
    <style:style style:name="T29" style:family="text">
      <style:text-properties officeooo:rsid="0048a4f8"/>
    </style:style>
    <style:style style:name="T30" style:family="text">
      <style:text-properties officeooo:rsid="004abdc3"/>
    </style:style>
    <style:style style:name="T31" style:family="text">
      <style:text-properties officeooo:rsid="004bcd25"/>
    </style:style>
    <style:style style:name="T32" style:family="text">
      <style:text-properties officeooo:rsid="004cb187"/>
    </style:style>
    <style:style style:name="T33" style:family="text">
      <style:text-properties officeooo:rsid="004e7d3e"/>
    </style:style>
    <style:style style:name="T34" style:family="text">
      <style:text-properties officeooo:rsid="004e8ea9"/>
    </style:style>
    <style:style style:name="T35" style:family="text">
      <style:text-properties style:font-name="Liberation Sans" fo:font-size="16.1000003814697pt" fo:font-weight="bold" officeooo:rsid="0050e1f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style:font-name="Liberation Sans" officeooo:rsid="0055ef25"/>
    </style:style>
    <style:style style:name="T37" style:family="text">
      <style:text-properties style:font-name="Liberation Sans" officeooo:rsid="00561441"/>
    </style:style>
    <style:style style:name="T38" style:family="text">
      <style:text-properties officeooo:rsid="0052d555"/>
    </style:style>
    <style:style style:name="T39" style:family="text">
      <style:text-properties officeooo:rsid="0053bd11"/>
    </style:style>
    <style:style style:name="T40" style:family="text">
      <style:text-properties officeooo:rsid="0055ef25"/>
    </style:style>
    <style:style style:name="T41" style:family="text">
      <style:text-properties fo:font-variant="normal" fo:text-transform="none" fo:color="#202124" style:font-name="Liberation Sans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02124" style:font-name="Liberation Serif" fo:letter-spacing="normal" fo:font-style="normal" fo:font-weight="normal" officeooo:rsid="0058798f"/>
    </style:style>
    <style:style style:name="T43" style:family="text">
      <style:text-properties fo:font-variant="normal" fo:text-transform="none" fo:color="#202124" fo:letter-spacing="normal" fo:font-style="normal" fo:font-weight="normal"/>
    </style:style>
    <style:style style:name="T44" style:family="text">
      <style:text-properties fo:color="#000000" fo:font-size="10.5pt" loext:padding="0cm" loext:border="none"/>
    </style:style>
    <style:style style:name="T45" style:family="text">
      <style:text-properties fo:color="#000000" fo:font-size="10.5pt" officeooo:rsid="0057acf2" loext:padding="0cm" loext:border="none"/>
    </style:style>
    <style:style style:name="T46" style:family="text">
      <style:text-properties officeooo:rsid="005bad7b"/>
    </style:style>
    <style:style style:name="T47" style:family="text">
      <style:text-properties officeooo:rsid="005f3df5"/>
    </style:style>
    <style:style style:name="T48" style:family="text">
      <style:text-properties officeooo:rsid="006059fa"/>
    </style:style>
    <style:style style:name="T49" style:family="text">
      <style:text-properties officeooo:rsid="00648a0d"/>
    </style:style>
    <style:style style:name="T50" style:family="text">
      <style:text-properties officeooo:rsid="00658a02"/>
    </style:style>
    <style:style style:name="T51" style:family="text">
      <style:text-properties officeooo:rsid="0067e1f0"/>
    </style:style>
    <style:style style:name="T52" style:family="text">
      <style:text-properties officeooo:rsid="0068683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b8b8b8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enu-options" text:anchor-type="page" text:anchor-page-number="1" svg:x="5.027cm" svg:y="1.058cm" svg:width="4.763cm" draw:z-index="0">
        <draw:text-box fo:min-height="0.041cm">
          <text:list xml:id="list1511443244" text:style-name="L1">
            <text:list-item>
              <text:p text:style-name="P57"><text:bookmark text:name="help-button"/><text:bookmark text:name="ga-debug-toggle"/><text:bookmark text:name="enable-gta"/><text:bookmark text:name="dom-reload"/><text:bookmark text:name="fullscreen"/></text:p>
            </text:list-item>
          </text:list>
        </draw:text-box>
      </draw:frame>
      <text:p text:style-name="Title">Anúncios</text:p>
      <text:h text:style-name="Heading_20_2" text:outline-level="2">O que vamos apreender</text:h>
      <text:p text:style-name="P1"><text:tab/>Marketing digital é para todos</text:p>
      <text:p text:style-name="P1"><text:tab/>Outras maneiras de anunciar</text:p>
      <text:p text:style-name="P1"><text:tab/>Pré-requisito antes de anunciar</text:p>
      <text:p text:style-name="P1"><text:tab/>Google , <text:span text:style-name="T2">f</text:span>acebook</text:p>
      <text:p text:style-name="P1"><text:tab/>Segmentaç<text:span text:style-name="T1">ão</text:span> e geolocalização</text:p>
      <text:p text:style-name="P1"><text:tab/><text:span text:style-name="T1">Papel de anuncio no funil</text:span></text:p>
      <text:p text:style-name="P1"><text:tab/><text:span text:style-name="T1">Criar anuncio reais ( Google, Facebook )</text:span></text:p>
      <text:p text:style-name="P1"><text:tab/><text:span text:style-name="T1">Remarketing</text:span></text:p>
      <text:p text:style-name="P2"><text:tab/><text:span text:style-name="T1">Anúncios que todas as empresas deveriam ter</text:span></text:p>
      <text:p text:style-name="P3"><text:tab/>Identificar melhores anúncios</text:p>
      <text:p text:style-name="P3"><text:tab/>Entender métricas</text:p>
      <text:p text:style-name="P3"><text:tab/>Monitoras resultados</text:p>
      <text:p text:style-name="P3"><text:tab/>Copy de qualidade</text:p>
      <text:p text:style-name="P3"/>
      <text:h text:style-name="Heading_20_2" text:outline-level="2">Anúncios nem sempre é melhor opções</text:h>
      <text:p text:style-name="P4"><text:tab/>Indicações</text:p>
      <text:p text:style-name="P4"><text:tab/>Orgânicos ( S.E.O. )</text:p>
      <text:p text:style-name="P4"><text:tab/>Engajamento<text:tab/></text:p>
      <text:p text:style-name="P4"><text:tab/>Google meu negocio</text:p>
      <text:p text:style-name="P5"><text:tab/>Produções de conteúdo ( vídeos )</text:p>
      <text:p text:style-name="P4"><text:tab/></text:p>
      <text:p text:style-name="P4"><text:tab/></text:p>
      <text:h text:style-name="Heading_20_2" text:outline-level="2">Cadastro Google meu negocio</text:h>
      <text:p text:style-name="Text_20_body"><text:tab/><text:span text:style-name="T3">Primeiro passo para entrar no google</text:span></text:p>
      <text:p text:style-name="Text_20_body"><text:tab/><text:span text:style-name="T3">Cadastrar google meu negocio</text:span></text:p>
      <text:p text:style-name="Text_20_body"><text:tab/><text:span text:style-name="T4">Se não estiver site pode criar um simples pelo google</text:span></text:p>
      <text:p text:style-name="Text_20_body"><text:soft-page-break/><text:tab/><text:span text:style-name="T4">Se colocar adicionar mensagens tem que ter alguém para responder bom para o cliente não de dar notas baixas.</text:span></text:p>
      <text:p text:style-name="P7"><text:tab/><text:span text:style-name="T6">P</text:span>ostagem – informações</text:p>
      <text:p text:style-name="P6"><text:tab/><text:span text:style-name="T6">I</text:span>nformações sobre o negocio</text:p>
      <text:p text:style-name="P6"><text:tab/><text:span text:style-name="T6">I</text:span>nsigths dados sobre o negocio</text:p>
      <text:p text:style-name="P6"><text:tab/><text:span text:style-name="T6">A</text:span>valiação – <text:span text:style-name="T5">media de avaliações</text:span></text:p>
      <text:p text:style-name="P6"><text:tab/><text:span text:style-name="T6">M</text:span>ensagens – <text:span text:style-name="T5">sempre ter alguém para responder</text:span></text:p>
      <text:p text:style-name="P6"><text:tab/><text:span text:style-name="T6">F</text:span>otos – <text:span text:style-name="T5">logo, local, local interno</text:span></text:p>
      <text:p text:style-name="P6"><text:tab/><text:span text:style-name="T6">P</text:span>rodutos – <text:span text:style-name="T6">o</text:span> <text:span text:style-name="T5">que vai vender </text:span></text:p>
      <text:p text:style-name="P6"/>
      <text:h text:style-name="Heading_20_2" text:outline-level="2">O que precisamos para começar a anunciar</text:h>
      <text:p text:style-name="P6"/>
      <text:h text:style-name="Heading_20_3" text:outline-level="3"><text:tab/><text:span text:style-name="T6">Pré-requisito</text:span></text:h>
      <text:p text:style-name="Text_20_body"><text:tab/><text:tab/><text:span text:style-name="T6">Bom produto / serviço e bons dimensionado</text:span></text:p>
      <text:p text:style-name="Text_20_body"><text:tab/><text:tab/><text:span text:style-name="T6">Estrategia</text:span></text:p>
      <text:p text:style-name="Text_20_body"><text:tab/><text:tab/><text:span text:style-name="T6">Site / loja bem adaptadas</text:span></text:p>
      <text:p text:style-name="Text_20_body"><text:tab/><text:tab/><text:span text:style-name="T7">Forma de contato simples e eficiente</text:span></text:p>
      <text:p text:style-name="Text_20_body"><text:tab/><text:tab/><text:span text:style-name="T7">Landing page – bom landing page </text:span><text:span text:style-name="T16">para </text:span><text:span text:style-name="T7">botão de saida</text:span></text:p>
      <text:p text:style-name="Text_20_body"><text:tab/><text:tab/><text:span text:style-name="T8">Produção de conteudo</text:span></text:p>
      <text:p text:style-name="P8"><text:tab/><text:tab/>Planejar uma segmentação</text:p>
      <text:h text:style-name="Heading_20_2" text:outline-level="2">Qual é o melhor lugar para anunciar</text:h>
      <table:table table:name="Tabela1" table:style-name="Tabela1">
        <table:table-column table:style-name="Tabela1.A"/>
        <table:table-column table:style-name="Tabela1.B"/>
        <table:table-row table:style-name="TableLine94180085991840">
          <table:table-cell table:style-name="Tabela1.A1" office:value-type="string">
            <text:p text:style-name="P13">Google</text:p>
          </table:table-cell>
          <table:table-cell table:style-name="Tabela1.A1" office:value-type="string">
            <text:p text:style-name="P12"><text:span text:style-name="T10">F</text:span><text:span text:style-name="T9">acebook <text:s/>/ </text:span><text:span text:style-name="T10">I</text:span><text:span text:style-name="T9">nstagram</text:span></text:p>
          </table:table-cell>
        </table:table-row>
        <table:table-row table:style-name="TableLine94180085646384">
          <table:table-cell table:style-name="Tabela1.A1" office:value-type="string">
            <text:p text:style-name="P9">Necessidades imediadas</text:p>
          </table:table-cell>
          <table:table-cell table:style-name="Tabela1.A1" office:value-type="string">
            <text:p text:style-name="P9">Impulso</text:p>
          </table:table-cell>
        </table:table-row>
        <table:table-row table:style-name="TableLine94180085649616">
          <table:table-cell table:style-name="Tabela1.A1" office:value-type="string">
            <text:p text:style-name="P9">Soluções de um problema</text:p>
          </table:table-cell>
          <table:table-cell table:style-name="Tabela1.A1" office:value-type="string">
            <text:p text:style-name="P9">Oportunidade</text:p>
          </table:table-cell>
        </table:table-row>
        <table:table-row table:style-name="TableLine94180085653664">
          <table:table-cell table:style-name="Tabela1.A1" office:value-type="string">
            <text:p text:style-name="P11">Produto exatos</text:p>
          </table:table-cell>
          <table:table-cell table:style-name="Tabela1.A1" office:value-type="string">
            <text:p text:style-name="P11">Produtos baseados em interes<text:span text:style-name="T11">s</text:span>es</text:p>
          </table:table-cell>
        </table:table-row>
        <table:table-row table:style-name="TableLine94180085657968">
          <table:table-cell table:style-name="Tabela1.A1" office:value-type="string">
            <text:p text:style-name="P11">Serviço local</text:p>
          </table:table-cell>
          <table:table-cell table:style-name="Tabela1.A1" office:value-type="string">
            <text:p text:style-name="P44">Vitrine virtual</text:p>
          </table:table-cell>
        </table:table-row>
      </table:table>
      <text:p text:style-name="P10"/>
      <text:h text:style-name="Heading_20_2" text:outline-level="2">20 dicas para divulgar seu site de graça</text:h>
      <text:p text:style-name="Text_20_body"><text:tab/><text:span text:style-name="T11">1 - Amigos e família</text:span></text:p>
      <text:p text:style-name="Text_20_body"><text:tab/><text:span text:style-name="T11">2 – Fórum e comunidades </text:span></text:p>
      <text:p text:style-name="P14"><text:soft-page-break/><text:tab/>3 - Bloggins</text:p>
      <text:p text:style-name="P14"><text:tab/>4 – <text:span text:style-name="T12">Promover posts em redes sociais</text:span></text:p>
      <text:p text:style-name="P14"><text:tab/>5 – <text:span text:style-name="T12">Conteúdos em outras mídias ( YouTube, Potcast )</text:span></text:p>
      <text:p text:style-name="P14"><text:tab/>6 – <text:span text:style-name="T12">E-mail Marketing ( mautic )</text:span></text:p>
      <text:p text:style-name="P14"><text:tab/>7 – <text:span text:style-name="T12">Assinatura da marca </text:span><text:span text:style-name="T13">( quando mandar o e-mail )</text:span></text:p>
      <text:p text:style-name="P14"><text:tab/>8 – <text:span text:style-name="T12">Diretório locais</text:span></text:p>
      <text:p text:style-name="P14"><text:tab/>9 – <text:span text:style-name="T12">Empresas locais</text:span></text:p>
      <text:p text:style-name="P14"><text:tab/>10 – <text:span text:style-name="T13">S.E.O. ( pesquisas orgânicas ) </text:span></text:p>
      <text:p text:style-name="P14"><text:tab/>11 – <text:span text:style-name="T13">Produzir conteúdo grátis</text:span></text:p>
      <text:p text:style-name="P14"><text:tab/>12 – <text:span text:style-name="T14">Guest post / parceria</text:span></text:p>
      <text:p text:style-name="P14"><text:tab/>13 – <text:span text:style-name="T14">Produtos ( marketing places <text:s/>( sites online ) )</text:span></text:p>
      <text:p text:style-name="P15"><text:tab/>14 – <text:span text:style-name="T14">Serviços ( marketing places <text:s/>( sites online ) )</text:span></text:p>
      <text:p text:style-name="P14"><text:tab/>15 – <text:span text:style-name="T14">Participar de eventos</text:span></text:p>
      <text:p text:style-name="P14"><text:tab/>16 – <text:span text:style-name="T14">Flyes <text:s/>/ adesivos / brindes</text:span></text:p>
      <text:p text:style-name="P16"><text:tab/>17 – <text:span text:style-name="T15">C</text:span><text:span text:style-name="T14">artões de visitas / cartões de visitas </text:span><text:span text:style-name="T15">online / QRcode</text:span><text:span text:style-name="T14"> </text:span></text:p>
      <text:p text:style-name="P14"><text:tab/>18 – <text:span text:style-name="T15">Telefone para próximos / Telemarketing</text:span></text:p>
      <text:p text:style-name="P14"><text:tab/>19 – <text:span text:style-name="T15">Vender para quem já comprou</text:span></text:p>
      <text:p text:style-name="P14"><text:tab/>20 – <text:span text:style-name="T15">Participe de concursos / criar concursos</text:span></text:p>
      <text:p text:style-name="Text_20_body"><text:tab/></text:p>
      <text:h text:style-name="P51" text:outline-level="1">Como criar uma landing page</text:h>
      <text:p text:style-name="P17"><text:tab/><text:span text:style-name="T17">Informações do site</text:span></text:p>
      <text:p text:style-name="P18"><text:tab/>Explicações sobre o site</text:p>
      <text:p text:style-name="P18"><text:tab/><text:span text:style-name="T18">Assunto único</text:span></text:p>
      <text:p text:style-name="P19"><text:tab/><text:span text:style-name="T19">P</text:span>agina única</text:p>
      <text:p text:style-name="P19"><text:tab/><text:span text:style-name="T19">B</text:span>otões para levar as paginas</text:p>
      <text:p text:style-name="P19"><text:tab/><text:span text:style-name="T19">C</text:span>hat</text:p>
      <text:p text:style-name="P19"><text:tab/><text:span text:style-name="T19">V</text:span>ídeos e áudios</text:p>
      <text:p text:style-name="P19"><text:tab/><text:span text:style-name="T19">B</text:span>ônus</text:p>
      <text:p text:style-name="P19"><text:tab/><text:span text:style-name="T19">D</text:span>esigner</text:p>
      <text:p text:style-name="P19"><text:tab/><text:span text:style-name="T19">O</text:span>portunidade</text:p>
      <text:p text:style-name="P19"><text:tab/><text:span text:style-name="T19">Técnica de vendas</text:span></text:p>
      <text:p text:style-name="P19"><text:soft-page-break/><text:tab/><text:span text:style-name="T19">Prova social ( depoimento )</text:span></text:p>
      <text:h text:style-name="Heading_20_2" text:outline-level="2">Primeiro anuncio google ads</text:h>
      <text:p text:style-name="Text_20_body"><text:tab/><text:span text:style-name="T20">Criar conta no ads</text:span></text:p>
      <text:p text:style-name="P20"><text:tab/>Escolheres palavras chaves ( procuradas )</text:p>
      <text:p text:style-name="P21"><text:tab/>Criar conta no google analitics</text:p>
      <text:p text:style-name="P19"/>
      <text:h text:style-name="Heading_20_3" text:outline-level="3">Anuncio modo especialista</text:h>
      <text:p text:style-name="P19"><text:tab/><text:span text:style-name="T21">Modo especialista tem mais detalhes para escolher enquanto o smart é o basico, modo dinâmico para o que tem no teu site</text:span></text:p>
      <text:p text:style-name="P49"><text:span text:style-name="T45"><text:tab/>Estensão do chrome :Google </text:span><text:span text:style-name="T44">Tag Assistant Legacy</text:span></text:p>
      <text:p text:style-name="P50"/>
      <text:p text:style-name="P36"><text:span text:style-name="T22"><text:tab/>plugin para conversão - </text:span>WooCommerce Conversion Tracking <text:span text:style-name="T23">( mostra a compra no google analityc </text:span><text:span text:style-name="T24">)</text:span></text:p>
      <text:p text:style-name="P37"><text:tab/>pegar a tag no google analistic entrar em ferramenta/conversão </text:p>
      <text:p text:style-name="P22"/>
      <text:h text:style-name="Heading_20_2" text:outline-level="2">Anuncio de proteção de marca</text:h>
      <text:p text:style-name="Text_20_body"><text:s/><text:tab/><text:span text:style-name="T24">Proteger sua marca com suas palavra chaves </text:span><text:span text:style-name="T26">que representa sua marca</text:span></text:p>
      <text:p text:style-name="Text_20_body"><text:tab/><text:span text:style-name="T25">não sair do foco</text:span></text:p>
      <text:p text:style-name="Text_20_body"><text:tab/><text:span text:style-name="T25">campanha que teve ter mais retorno</text:span></text:p>
      <text:p text:style-name="P23"><text:tab/>atingir pessoas que já conhecem</text:p>
      <text:h text:style-name="Heading_20_2" text:outline-level="2">Anúncios de atração</text:h>
      <text:p text:style-name="P24"><text:tab/>CPA – anuncio por aquisição</text:p>
      <text:p text:style-name="P24"><text:tab/>CPC – anuncio por clique</text:p>
      <text:h text:style-name="Heading_20_2" text:outline-level="2">Campanha de remarketing</text:h>
      <text:p text:style-name="P24"><text:tab/>Campanha que ao visitar seu site mostra o anuncio em outros sites</text:p>
      <text:p text:style-name="P24"><text:tab/><text:span text:style-name="T27">para trabalhar com vendas tem que ter a tags de conversão</text:span></text:p>
      <text:p text:style-name="P24"><text:tab/><text:span text:style-name="T28">remarkenting de video pode acrescentar o seu canal</text:span></text:p>
      <text:p text:style-name="P25"><text:tab/>imagens de logo ter quadrado e retângulo</text:p>
      <text:h text:style-name="Heading_20_2" text:outline-level="2">Campanha de reconhecimento da marca</text:h>
      <text:p text:style-name="Text_20_body"><text:tab/><text:span text:style-name="T29">Mostras mais produtos das marcas</text:span></text:p>
      <text:p text:style-name="P26"><text:soft-page-break/><text:tab/>Historia da marca</text:p>
      <text:h text:style-name="P52" text:outline-level="2">Anúncios em video</text:h>
      <text:p text:style-name="P28"><text:tab/>Vídeos com menos de e igual a seis segundos ou 15 segundos não pulavel</text:p>
      <text:p text:style-name="P29"><text:tab/><text:span text:style-name="T31">Os vídeos não pulaveis tem valores diferentes de 6 a 15 segundos</text:span></text:p>
      <text:p text:style-name="P29"><text:tab/>Os primeiros segundos com frases de impacto</text:p>
      <text:p text:style-name="P27"><text:tab/><text:span text:style-name="T30">É cobrado só depois que é visualizado em um determinado segundo</text:span></text:p>
      <text:h text:style-name="Heading_20_2" text:outline-level="2">Otimizando Campanhas</text:h>
      <text:p text:style-name="Text_20_body"><text:tab/><text:span text:style-name="T32">Ver as palavras chaves mais procuradas</text:span></text:p>
      <text:p text:style-name="Text_20_body"><text:tab/><text:span text:style-name="T33">tiro certeiro anuncio de proteção de marca mais se tiver uma marca conhecida</text:span></text:p>
      <text:h text:style-name="Heading_20_2" text:outline-level="2">Vale a pena <text:span text:style-name="T35">anunciar</text:span> no faceb<text:span text:style-name="T34">o</text:span>ok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leLine94180085661872">
          <table:table-cell table:style-name="Tabela2.A1" table:number-columns-spanned="5" office:value-type="string">
            <text:p text:style-name="P31">Facebook empresa</text:p>
          </table:table-cell>
          <table:covered-table-cell/>
          <table:covered-table-cell/>
          <table:covered-table-cell/>
          <table:covered-table-cell/>
        </table:table-row>
        <table:table-row table:style-name="TableLine94180085671728">
          <table:table-cell table:style-name="Tabela2.A2" office:value-type="string">
            <text:p text:style-name="P31">Facebook Rede Social ( grupos )</text:p>
          </table:table-cell>
          <table:table-cell table:style-name="Tabela2.A2" office:value-type="string">
            <text:p text:style-name="P45">Audience Network ( conto entrar com a conta com facebook aparece os anuncios pagos pelo facebook Add )</text:p>
          </table:table-cell>
          <table:table-cell table:style-name="Tabela2.A2" office:value-type="string">
            <text:p text:style-name="P45">Instagram - interesses</text:p>
          </table:table-cell>
          <table:table-cell table:style-name="Tabela2.A2" office:value-type="string">
            <text:p text:style-name="P45">Messenger</text:p>
          </table:table-cell>
          <table:table-cell table:style-name="Tabela2.E2" office:value-type="string">
            <text:p text:style-name="P46">WhatsApp ( seu dia a dia )</text:p>
          </table:table-cell>
        </table:table-row>
      </table:table>
      <text:p text:style-name="P30"/>
      <text:p text:style-name="P32">é mais fácil anunciar que no google</text:p>
      <text:p text:style-name="P32"/>
      <text:h text:style-name="Heading_20_2" text:outline-level="2"><text:span text:style-name="T39">Anuncio f</text:span>acebook primeiros passos</text:h>
      <text:p text:style-name="Text_20_body"><text:tab/><text:span text:style-name="T38">Primeiro criar uma pagina no faceb</text:span><text:span text:style-name="T39">o</text:span><text:span text:style-name="T38">ok</text:span></text:p>
      <text:p text:style-name="Text_20_body"><text:tab/><text:span text:style-name="T39">ao criar a pagina cria um anuncio simples ( smart )</text:span></text:p>
      <text:p text:style-name="P33"><text:tab/>vincular a sua conta com a pagina</text:p>
      <text:h text:style-name="Heading_20_2" text:outline-level="2">Por que ter facebook pixel</text:h>
      <text:p text:style-name="Text_20_body"><text:tab/><text:span text:style-name="T40">Pixel permite criar grupos para visita do site</text:span></text:p>
      <text:p text:style-name="Text_20_body"><text:tab/><text:span text:style-name="T40">permite a identificação de quem visita seu site</text:span></text:p>
      <text:p text:style-name="P35"><text:span text:style-name="T40"><text:tab/></text:span><text:span text:style-name="T36">extensão</text:span><text:span text:style-name="T37"> chome </text:span><text:span text:style-name="T41">Facebook Pixel Helper</text:span></text:p>
      <text:p text:style-name="P38"><text:span text:style-name="T43"><text:tab/></text:span><text:span text:style-name="T42">criar pixel : configurações do negocio/fonte de negocios/pixel</text:span></text:p>
      <text:p text:style-name="P39"/>
      <text:h text:style-name="Heading_20_2" text:outline-level="2"><text:soft-page-break/>Estrategia de publico</text:h>
      <table:table table:name="Tabela3" table:style-name="Tabela3">
        <table:table-column table:style-name="Tabela3.A" table:number-columns-repeated="3"/>
        <table:table-row table:style-name="TableLine94180085670864">
          <table:table-cell table:style-name="Tabela3.A1" office:value-type="string">
            <text:p text:style-name="P47">Publico Contigo ( quente )</text:p>
          </table:table-cell>
          <table:table-cell table:style-name="Tabela3.A1" office:value-type="string">
            <text:p text:style-name="P47">Publico de envolvimento ( morno )</text:p>
          </table:table-cell>
          <table:table-cell table:style-name="Tabela3.C1" office:value-type="string">
            <text:p text:style-name="P47">Publico de interesse ( frio )</text:p>
          </table:table-cell>
        </table:table-row>
        <table:table-row table:style-name="TableLine94180086124272">
          <table:table-cell table:style-name="Tabela3.A2" office:value-type="string">
            <text:p text:style-name="P47">Segue</text:p>
          </table:table-cell>
          <table:table-cell table:style-name="Tabela3.A2" office:value-type="string">
            <text:p text:style-name="P48">Semelhante</text:p>
          </table:table-cell>
          <table:table-cell table:style-name="Tabela3.C2" office:value-type="string">
            <text:p text:style-name="P48">Características pessoais ( idade, gênero, localização )</text:p>
          </table:table-cell>
        </table:table-row>
        <table:table-row table:style-name="TableLine94180086125728">
          <table:table-cell table:style-name="Tabela3.A2" office:value-type="string">
            <text:p text:style-name="P47">Interage</text:p>
          </table:table-cell>
          <table:table-cell table:style-name="Tabela3.A2" office:value-type="string">
            <text:p text:style-name="P48">Impactados</text:p>
          </table:table-cell>
          <table:table-cell table:style-name="Tabela3.C2" office:value-type="string">
            <text:p text:style-name="P48">Assuntos de interesse</text:p>
          </table:table-cell>
        </table:table-row>
        <table:table-row table:style-name="TableLine94180086126528">
          <table:table-cell table:style-name="Tabela3.A2" office:value-type="string">
            <text:p text:style-name="P47">Acessa</text:p>
          </table:table-cell>
          <table:table-cell table:style-name="Tabela3.A2" office:value-type="string">
            <text:p text:style-name="P47"/>
          </table:table-cell>
          <table:table-cell table:style-name="Tabela3.C2" office:value-type="string">
            <text:p text:style-name="P48">Acontecimentos</text:p>
          </table:table-cell>
        </table:table-row>
        <table:table-row table:style-name="TableLine94180086127456">
          <table:table-cell table:style-name="Tabela3.A5" office:value-type="string">
            <text:p text:style-name="P47">Lista de clientes</text:p>
          </table:table-cell>
          <table:table-cell table:style-name="Tabela3.A5" office:value-type="string">
            <text:p text:style-name="P47"/>
          </table:table-cell>
          <table:table-cell table:style-name="Tabela3.C5" office:value-type="string">
            <text:p text:style-name="P47"/>
          </table:table-cell>
        </table:table-row>
      </table:table>
      <text:p text:style-name="Text_20_body"/>
      <text:p text:style-name="P34"><text:tab/><text:tab/><text:tab/></text:p>
      <text:h text:style-name="Heading_20_2" text:outline-level="2">Vender</text:h>
      <text:p text:style-name="Text_20_body"><text:tab/><text:span text:style-name="T46">Criar publico </text:span><text:span text:style-name="T47">depois o anuncio</text:span></text:p>
      <text:p text:style-name="Text_20_body"><text:tab/><text:span text:style-name="T47">para importar dados tem que colocar os cabeçalhos com o padrão deles</text:span></text:p>
      <text:p text:style-name="Text_20_body"><text:tab/><text:span text:style-name="T48">depois que criar publico quente fica mais fácil para criar publico semelhante</text:span></text:p>
      <text:p text:style-name="Text_20_body"/>
      <text:h text:style-name="Heading_20_2" text:outline-level="2">Estrategias para anunciar no facebook</text:h>
      <text:p text:style-name="Text_20_body"/>
      <text:p text:style-name="P40">Reconhecimento ( apresentação, identificação, confiança ) <text:s text:c="3"/>| <text:s text:c="2"/>Publico alvo <text:s text:c="13"/>| <text:s/>persona</text:p>
      <text:p text:style-name="P40">Consideração ( trafego, envolvimento, landing page ) <text:s text:c="11"/>| <text:s text:c="2"/>Visitantes <text:s text:c="18"/>| <text:s/>lead frio</text:p>
      <text:p text:style-name="P40"><text:s text:c="97"/>| <text:s text:c="2"/>Possível comprador <text:s text:c="2"/>| <text:s/>lead quente</text:p>
      <text:p text:style-name="P40">Conversão ( vendas ) <text:s text:c="62"/>| <text:s text:c="2"/>Cliente <text:s text:c="22"/>| <text:s text:c="2"/>Comprador</text:p>
      <text:p text:style-name="P40"/>
      <text:p text:style-name="P40">Google quer de levar a lugares o facebook quer que você fique no lugar</text:p>
      <text:p text:style-name="P40"/>
      <text:h text:style-name="Heading_20_2" text:outline-level="2">Equação do facebook</text:h>
      <text:p text:style-name="P40">Lance do anunciante ( não sabe o valor do concorrente ) <text:span text:style-name="T49">X taça de ação + Qualidade do anuncio ( CTR ) = quem ganha</text:span>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row table:style-name="TableLine94180086139424"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41">ação</text:p>
          </table:table-cell>
          <table:table-cell table:style-name="Tabela4.A1" office:value-type="string">
            <text:p text:style-name="P41">lance</text:p>
          </table:table-cell>
          <table:table-cell table:style-name="Tabela4.A1" office:value-type="string">
            <text:p text:style-name="P41">taxa de ação</text:p>
          </table:table-cell>
          <table:table-cell table:style-name="Tabela4.A1" office:value-type="string">
            <text:p text:style-name="P41">qualidade</text:p>
          </table:table-cell>
          <table:table-cell table:style-name="Tabela4.F1" office:value-type="string">
            <text:p text:style-name="P41">total</text:p>
          </table:table-cell>
        </table:table-row>
        <table:table-row table:style-name="TableLine94180086162544">
          <table:table-cell table:style-name="Tabela4.A2" office:value-type="string">
            <text:p text:style-name="P41">anunciante 1 </text:p>
          </table:table-cell>
          <table:table-cell table:style-name="Tabela4.A2" office:value-type="string">
            <text:p text:style-name="P41">ver video</text:p>
          </table:table-cell>
          <table:table-cell table:style-name="Tabela4.A2" office:value-type="string">
            <text:p text:style-name="P41"><text:span text:style-name="T50">R$ </text:span>0,10</text:p>
          </table:table-cell>
          <table:table-cell table:style-name="Tabela4.A2" office:value-type="string">
            <text:p text:style-name="P41">70%</text:p>
          </table:table-cell>
          <table:table-cell table:style-name="Tabela4.A2" office:value-type="string">
            <text:p text:style-name="P42"><text:span text:style-name="T50">R$ </text:span>0,06 </text:p>
          </table:table-cell>
          <table:table-cell table:style-name="Tabela4.F2" office:value-type="string">
            <text:p text:style-name="P42"><text:span text:style-name="T50">R$ </text:span>0,13</text:p>
          </table:table-cell>
        </table:table-row>
        <table:table-row table:style-name="TableLine94180086164816">
          <table:table-cell table:style-name="Tabela4.A2" office:value-type="string">
            <text:p text:style-name="P41">Anunciante 2</text:p>
          </table:table-cell>
          <table:table-cell table:style-name="Tabela4.A2" office:value-type="string">
            <text:p text:style-name="P41">cadastro</text:p>
          </table:table-cell>
          <table:table-cell table:style-name="Tabela4.A2" office:value-type="string">
            <text:p text:style-name="P42"><text:span text:style-name="T50">R$ </text:span>9,00 </text:p>
          </table:table-cell>
          <table:table-cell table:style-name="Tabela4.A2" office:value-type="string">
            <text:p text:style-name="P41">1%</text:p>
          </table:table-cell>
          <table:table-cell table:style-name="Tabela4.A2" office:value-type="string">
            <text:p text:style-name="P42"><text:span text:style-name="T50">R$ </text:span>0,02</text:p>
          </table:table-cell>
          <table:table-cell table:style-name="Tabela4.F2" office:value-type="string">
            <text:p text:style-name="P42"><text:span text:style-name="T50">R$ </text:span>0,11</text:p>
          </table:table-cell>
        </table:table-row>
        <table:table-row table:style-name="TableLine94180086165952">
          <table:table-cell table:style-name="Tabela4.A2" office:value-type="string">
            <text:p text:style-name="P42">anunciante 3</text:p>
          </table:table-cell>
          <table:table-cell table:style-name="Tabela4.A2" office:value-type="string">
            <text:p text:style-name="P42">conversão</text:p>
          </table:table-cell>
          <table:table-cell table:style-name="Tabela4.A2" office:value-type="string">
            <text:p text:style-name="P42"><text:span text:style-name="T50">R$ </text:span>80,00 </text:p>
          </table:table-cell>
          <table:table-cell table:style-name="Tabela4.A2" office:value-type="string">
            <text:p text:style-name="P42">0,05% </text:p>
          </table:table-cell>
          <table:table-cell table:style-name="Tabela4.A2" office:value-type="string">
            <text:p text:style-name="P42"><text:span text:style-name="T50">R$ </text:span>0,03 </text:p>
          </table:table-cell>
          <table:table-cell table:style-name="Tabela4.F2" office:value-type="string">
            <text:p text:style-name="P42"><text:span text:style-name="T50">R$ </text:span>0,07</text:p>
          </table:table-cell>
        </table:table-row>
      </table:table>
      <text:p text:style-name="P43"><text:soft-page-break/>Para o redes sócias o melhor é video por que o cliente fica na rede social que enquanto vê o anuncio e podemos chamar o nosso segmento de cliente</text:p>
      <text:p text:style-name="P43">sempre mudar o anuncio de tempos em tempo não muito curto e nem muito longo</text:p>
      <text:p text:style-name="P55">reconhecimento da marca – reconectar com os clientes</text:p>
      <text:p text:style-name="P55">anuncio – conquistar novos clientes</text:p>
      <text:p text:style-name="P54"><text:span text:style-name="T51">Trafico – levar o cliente pro seu site</text:span></text:p>
      <text:p text:style-name="P54"><text:span text:style-name="T51">Engajamento – pessoas que interagem no seu site</text:span></text:p>
      <text:p text:style-name="P55">instalação de aplicativo</text:p>
      <text:p text:style-name="P55">visualização de video – mostrar seu produto com o video para filtrar o publico</text:p>
      <text:p text:style-name="P55">geração de cadastro – cliente preencher um formulário</text:p>
      <text:p text:style-name="P55">mensagem – conexão direta</text:p>
      <text:p text:style-name="P54"><text:span text:style-name="T52">conversão – ação passeada para convertes os clientes para seu negocio </text:span></text:p>
      <text:p text:style-name="P56">vendas de catálogo – colocar os produtos no facebook</text:p>
      <text:p text:style-name="P56">trafico para estabelecimento – mandar para o site o estabelecimento loc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8:06:07.730505587</meta:creation-date>
    <meta:generator>LibreOffice/6.4.7.2$Linux_X86_64 LibreOffice_project/40$Build-2</meta:generator>
    <dc:date>2022-02-20T23:31:27.012573748</dc:date>
    <meta:editing-duration>PT8H21M22S</meta:editing-duration>
    <meta:editing-cycles>13</meta:editing-cycles>
    <meta:document-statistic meta:table-count="4" meta:image-count="0" meta:object-count="0" meta:page-count="7" meta:paragraph-count="203" meta:word-count="1054" meta:character-count="6645" meta:non-whitespace-character-count="5378"/>
  </office:meta>
</office:document-meta>
</file>